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Pros and cons of loose consistency</text:p>
      <text:p text:style-name="Standard"><text:tab/>Pros</text:p>
      <text:p text:style-name="Standard"><text:tab/>Its scalable for many nodes.<text:tab/></text:p>
      <text:p text:style-name="Standard"><text:tab/>Cons</text:p>
      <text:p text:style-name="Standard"><text:tab/>eventual consistency-messages will not be ordered instantly but will after some time.</text:p>
      <text:p text:style-name="Standard"><text:tab/></text:p>
      <text:p text:style-name="Standard">Locking decisions</text:p>
      <text:p text:style-name="Standard"/>
      <text:p text:style-name="Standard">We lock every time we create a new message object and add it to the board. This is <text:s/>to avoid overwriting messages that are processed concurrently. As long as only one message is processed at a time, we can ensure consistency because of the competing function that is used to order messages with identical sequence numbers.</text:p>
      <text:p text:style-name="Standard"/>
      <text:p text:style-name="Standard">The function to decide the order of a message works by adding the winning message to a position in the board dictionary when a conflict has risen, after which it recursively tries to add the losing message to the board at a higher sequence number. If a conflict occurs again the two new messages will compete for the position. This is over when the losing message finds an empty position in the dictionary.</text:p>
      <text:p text:style-name="Standard"/>
      <text:p text:style-name="Standard">Cost of solution:</text:p>
      <text:p text:style-name="Standard"><text:tab/>The message cost will always be n-1 nodes for each message since all nodes send the message<text:s/><text:tab/>to all nodes except itself when n is the amount of nodes.</text:p>
      <text:p text:style-name="Standard"><text:tab/></text:p>
      <text:p text:style-name="Standard"><text:tab/>The cost to handle the order of the messages will vary depending on how many vessels create a<text:s/><text:tab/>new message simultaneously. Every vessel would go through a re-ordering m-1 times where m<text:s/><text:tab/>is the amount of simultaneously created messages. The entire cost to re-order a message would<text:s/><text:tab/>then be n * (m – 1) to re-order the messages on all vessels.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omas Hasselquist</dc:creator>
    <meta:creation-date>2015-12-10T13:53:00Z</meta:creation-date>
    <dc:date>2015-12-10T13:53:00Z</dc:date>
    <meta:template xlink:href="Normal.dotm" xlink:type="simple"/>
    <meta:editing-cycles>2</meta:editing-cycles>
    <meta:editing-duration>PT0S</meta:editing-duration>
    <meta:document-statistic meta:page-count="1" meta:paragraph-count="2" meta:word-count="214" meta:character-count="1433" meta:row-count="10" meta:non-whitespace-character-count="1221"/>
  </office:meta>
</office:document-meta>
</file>